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78cm"/>
    </style:style>
    <style:style style:name="gr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557cm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159cm"/>
    </style:style>
    <style:style style:name="gr11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5.264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39cm"/>
    </style:style>
    <style:style style:name="gr1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ffff"/>
      <style:paragraph-properties fo:text-align="center"/>
    </style:style>
    <style:style style:name="P3" style:family="paragraph">
      <loext:graphic-properties draw:fill="solid" draw:fill-color="#00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99ccff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5cm" svg:x="3cm" svg:y="3.5cm">
          <text:p text:style-name="P1">Contract</text:p>
          <text:p text:style-name="P1">Mo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cm" svg:height="2.5cm" svg:x="11cm" svg:y="1cm">
          <text:p text:style-name="P1">Contract</text:p>
          <text:p text:style-name="P1">Submodule</text:p>
          <text:p text:style-name="P1">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6cm" svg:height="2.5cm" svg:x="11cm" svg:y="3.735cm">
          <text:p text:style-name="P1">Contract</text:p>
          <text:p text:style-name="P1">Submodule</text:p>
          <text:p text:style-name="P1">J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6cm" svg:height="2.5cm" svg:x="11cm" svg:y="7cm">
          <text:p text:style-name="P1">Contract</text:p>
          <text:p text:style-name="P1">Submodule</text:p>
          <text:p text:style-name="P1">AMQ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6cm" svg:height="2.5cm" svg:x="11cm" svg:y="10cm">
          <text:p text:style-name="P1">Contract</text:p>
          <text:p text:style-name="P1">Submodule</text:p>
          <text:p text:style-name="P1">Implemen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202cm" svg:y1="4.087cm" svg:x2="11cm" svg:y2="2.264cm">
          <text:p/>
        </draw:line>
        <draw:line draw:style-name="gr3" draw:text-style-name="P4" draw:layer="layout" svg:x1="8.5cm" svg:y1="5cm" svg:x2="11cm" svg:y2="5cm">
          <text:p/>
        </draw:line>
        <draw:line draw:style-name="gr3" draw:text-style-name="P4" draw:layer="layout" svg:x1="8cm" svg:y1="5.5cm" svg:x2="11cm" svg:y2="8.232cm">
          <text:p/>
        </draw:line>
        <draw:line draw:style-name="gr3" draw:text-style-name="P4" draw:layer="layout" svg:x1="7.35cm" svg:y1="5.792cm" svg:x2="11cm" svg:y2="11cm">
          <text:p/>
        </draw:line>
        <draw:custom-shape draw:style-name="gr2" draw:text-style-name="P3" xml:id="id1" draw:id="id1" draw:layer="layout" svg:width="5.5cm" svg:height="2.5cm" svg:x="3cm" svg:y="15cm">
          <text:p text:style-name="P1">Contract Using</text:p>
          <text:p text:style-name="P1">Mo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706cm" svg:y1="6cm" svg:x2="5.706cm" svg:y2="15cm">
          <text:p/>
        </draw:line>
        <draw:custom-shape draw:style-name="gr4" draw:text-style-name="P5" xml:id="id2" draw:id="id2" draw:layer="layout" svg:width="6cm" svg:height="2cm" svg:x="22cm" svg:y="6.5cm">
          <text:p text:style-name="P1">Distributi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5cm" svg:y1="16.25cm" svg:x2="25cm" svg:y2="8.5cm" draw:start-shape="id1" draw:start-glue-point="10" draw:end-shape="id2" draw:end-glue-point="2" svg:d="M8500 16250h16500v-7750" svg:viewBox="0 0 16501 7751">
          <text:p/>
        </draw:connector>
        <draw:connector draw:style-name="gr3" draw:text-style-name="P4" draw:layer="layout" draw:type="line" svg:x1="17cm" svg:y1="2.25cm" svg:x2="22cm" svg:y2="7.5cm" draw:start-shape="id3" draw:start-glue-point="10" draw:end-shape="id2" draw:end-glue-point="3" svg:d="M17000 2250l5000 5250" svg:viewBox="0 0 5001 5251">
          <text:p/>
        </draw:connector>
        <draw:connector draw:style-name="gr3" draw:text-style-name="P4" draw:layer="layout" draw:type="line" svg:x1="17cm" svg:y1="4.985cm" svg:x2="22cm" svg:y2="7.5cm" draw:start-shape="id4" draw:start-glue-point="10" draw:end-shape="id2" draw:end-glue-point="3" svg:d="M17000 4985l5000 2515" svg:viewBox="0 0 5001 2516">
          <text:p/>
        </draw:connector>
        <draw:connector draw:style-name="gr3" draw:text-style-name="P4" draw:layer="layout" draw:type="line" svg:x1="17cm" svg:y1="8.25cm" svg:x2="22cm" svg:y2="7.5cm" draw:start-shape="id5" draw:start-glue-point="10" draw:end-shape="id2" draw:end-glue-point="3" svg:d="M17000 8250l5000-750" svg:viewBox="0 0 5001 751">
          <text:p/>
        </draw:connector>
        <draw:connector draw:style-name="gr3" draw:text-style-name="P4" draw:layer="layout" draw:type="line" svg:x1="17cm" svg:y1="11.25cm" svg:x2="22cm" svg:y2="7.5cm" draw:start-shape="id6" draw:start-glue-point="10" draw:end-shape="id2" draw:end-glue-point="3" svg:d="M17000 11250l5000-3750" svg:viewBox="0 0 5001 3751">
          <text:p/>
        </draw:connector>
        <draw:line draw:style-name="gr5" draw:text-style-name="P4" draw:layer="layout" svg:x1="19cm" svg:y1="2.5cm" svg:x2="19cm" svg:y2="12cm">
          <text:p/>
        </draw:line>
        <draw:frame draw:style-name="gr6" draw:text-style-name="P6" draw:layer="layout" svg:width="1.878cm" svg:height="0.983cm" svg:x="18.122cm" svg:y="12.017cm">
          <draw:text-box>
            <text:p><text:span text:style-name="T1">XOR</text:span></text:p>
          </draw:text-box>
        </draw:frame>
        <draw:custom-shape draw:style-name="gr7" draw:text-style-name="P2" draw:layer="layout" svg:width="1.5cm" svg:height="0.75cm" svg:x="12.5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095cm" svg:height="0.818cm" svg:x="14cm" svg:y="18.682cm">
          <draw:text-box>
            <text:p><text:span text:style-name="T2">Technology Module</text:span></text:p>
          </draw:text-box>
        </draw:frame>
        <draw:custom-shape draw:style-name="gr9" draw:text-style-name="P3" draw:layer="layout" svg:width="1.5cm" svg:height="0.75cm" svg:x="12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4.659cm" svg:height="0.818cm" svg:x="14cm" svg:y="17.5cm">
          <draw:text-box>
            <text:p><text:span text:style-name="T2">Domain Module</text:span></text:p>
          </draw:text-box>
        </draw:frame>
        <draw:line draw:style-name="gr11" draw:text-style-name="P4" draw:layer="layout" svg:x1="20cm" svg:y1="17.881cm" svg:x2="21cm" svg:y2="17.881cm">
          <text:p/>
        </draw:line>
        <draw:frame draw:style-name="gr12" draw:text-style-name="P7" draw:layer="layout" svg:width="5.764cm" svg:height="0.818cm" svg:x="21.236cm" svg:y="17.5cm">
          <draw:text-box>
            <text:p><text:span text:style-name="T2">Is used by ...</text:span></text:p>
          </draw:text-box>
        </draw:frame>
        <draw:custom-shape draw:style-name="gr13" draw:text-style-name="P1" draw:layer="layout" svg:width="1cm" svg:height="0.375cm" svg:x="20.03cm" svg:y="18.827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283cm" svg:height="0.818cm" svg:x="21.221cm" svg:y="18.682cm">
          <draw:text-box>
            <text:p><text:span text:style-name="T2">Distribution</text:span></text:p>
          </draw:text-box>
        </draw:frame>
        <draw:frame draw:style-name="gr15" draw:text-style-name="P8" draw:layer="layout" svg:width="3.139cm" svg:height="0.963cm" svg:x="8.86cm" svg:y="17.387cm">
          <draw:text-box>
            <text:p><text:span text:style-name="T3">Legend:</text:span></text:p>
          </draw:text-box>
        </draw:frame>
        <draw:line draw:style-name="gr16" draw:text-style-name="P4" draw:layer="layout" svg:x1="8.5cm" svg:y1="17cm" svg:x2="8.5cm" svg:y2="19.891cm">
          <text:p/>
        </draw:line>
        <draw:line draw:style-name="gr16" draw:text-style-name="P4" draw:layer="layout" svg:x1="8.5cm" svg:y1="17cm" svg:x2="28.5cm" svg:y2="17cm">
          <text:p/>
        </draw:line>
        <draw:line draw:style-name="gr16" draw:text-style-name="P4" draw:layer="layout" svg:x1="8.5cm" svg:y1="19.891cm" svg:x2="28.5cm" svg:y2="19.891cm">
          <text:p/>
        </draw:line>
        <draw:line draw:style-name="gr16" draw:text-style-name="P4" draw:layer="layout" svg:x1="28.5cm" svg:y1="17cm" svg:x2="28.5cm" svg:y2="19.891cm">
          <text:p/>
        </draw:line>
        <draw:frame draw:style-name="gr17" draw:text-style-name="P9" draw:layer="layout" svg:width="2.813cm" svg:height="0.806cm" svg:x="14.5cm" svg:y="15.5cm">
          <draw:text-box>
            <text:p><text:span text:style-name="T4">&lt;optional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M20S</meta:editing-duration>
    <meta:editing-cycles>9</meta:editing-cycles>
    <meta:generator>LibreOffice/5.1.4.2$Linux_X86_64 LibreOffice_project/10m0$Build-2</meta:generator>
    <dc:date>2016-07-29T22:27:40.454134527</dc:date>
    <meta:document-statistic meta:object-count="33"/>
  </office:meta>
</office:document-meta>
</file>